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nes" table:style-name="ta1"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</table:table>
      <table:table table:name="Hidden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</table:table-row>
        <table:table-row table:style-name="ro1" table:visibility="collapse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</table:table-row>
      </table:table>
      <table:table table:name="Merge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 table:number-columns-spanned="2" table:number-rows-spanned="1">
            <text:p>B</text:p>
          </table:table-cell>
          <table:covered-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7:16:48.726927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6:44:24.083888278</meta:creation-date>
    <dc:date>2025-07-11T17:17:35.229378952</dc:date>
    <meta:editing-duration>PT3M49S</meta:editing-duration>
    <meta:editing-cycles>4</meta:editing-cycles>
    <meta:generator>LibreOffice/24.2.7.2$Linux_X86_64 LibreOffice_project/420$Build-2</meta:generator>
    <meta:document-statistic meta:table-count="3" meta:cell-count="45" meta:object-count="0"/>
  </office:meta>
</office:document-meta>
</file>